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2.447586" calcext:value-type="float">
            <text:p>2,447586</text:p>
          </table:table-cell>
          <table:table-cell/>
          <table:table-cell table:formula="of:=[.B1]" office:value-type="float" office:value="2.447586" calcext:value-type="float">
            <text:p>2,447586</text:p>
          </table:table-cell>
          <table:table-cell table:formula="of:=[.B2]" office:value-type="float" office:value="0.004934" calcext:value-type="float">
            <text:p>0,004934</text:p>
          </table:table-cell>
          <table:table-cell table:formula="of:=[.B3]" office:value-type="float" office:value="2.452537" calcext:value-type="float">
            <text:p>2,45253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4934" calcext:value-type="float">
            <text:p>0,004934</text:p>
          </table:table-cell>
          <table:table-cell/>
          <table:table-cell table:formula="of:=[.B5]" office:value-type="float" office:value="2.506562" calcext:value-type="float">
            <text:p>2,506562</text:p>
          </table:table-cell>
          <table:table-cell table:formula="of:=[.B6]" office:value-type="float" office:value="0.000977" calcext:value-type="float">
            <text:p>0,000977</text:p>
          </table:table-cell>
          <table:table-cell table:formula="of:=[.B7]" office:value-type="float" office:value="2.507554" calcext:value-type="float">
            <text:p>2,5075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452537" calcext:value-type="float">
            <text:p>2,452537</text:p>
          </table:table-cell>
          <table:table-cell/>
          <table:table-cell table:formula="of:=[.B9]" office:value-type="float" office:value="2.062122" calcext:value-type="float">
            <text:p>2,062122</text:p>
          </table:table-cell>
          <table:table-cell table:formula="of:=[.B10]" office:value-type="float" office:value="0.000869" calcext:value-type="float">
            <text:p>0,000869</text:p>
          </table:table-cell>
          <table:table-cell table:formula="of:=[.B11]" office:value-type="float" office:value="2.063006" calcext:value-type="float">
            <text:p>2,063006</text:p>
          </table:table-cell>
        </table:table-row>
        <table:table-row table:style-name="ro1">
          <table:table-cell table:number-columns-repeated="3"/>
          <table:table-cell table:formula="of:=[.B13]" office:value-type="float" office:value="2.336794" calcext:value-type="float">
            <text:p>2,336794</text:p>
          </table:table-cell>
          <table:table-cell table:formula="of:=[.B14]" office:value-type="float" office:value="0.001816" calcext:value-type="float">
            <text:p>0,001816</text:p>
          </table:table-cell>
          <table:table-cell table:formula="of:=[.B15]" office:value-type="float" office:value="2.338625" calcext:value-type="float">
            <text:p>2,33862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506562" calcext:value-type="float">
            <text:p>2,506562</text:p>
          </table:table-cell>
          <table:table-cell/>
          <table:table-cell table:formula="of:=[.B17]" office:value-type="float" office:value="2.365179" calcext:value-type="float">
            <text:p>2,365179</text:p>
          </table:table-cell>
          <table:table-cell table:formula="of:=[.B18]" office:value-type="float" office:value="0.000692" calcext:value-type="float">
            <text:p>0,000692</text:p>
          </table:table-cell>
          <table:table-cell table:formula="of:=[.B19]" office:value-type="float" office:value="2.365885" calcext:value-type="float">
            <text:p>2,36588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977" calcext:value-type="float">
            <text:p>0,000977</text:p>
          </table:table-cell>
          <table:table-cell/>
          <table:table-cell table:formula="of:=[.B21]" office:value-type="float" office:value="2.300101" calcext:value-type="float">
            <text:p>2,300101</text:p>
          </table:table-cell>
          <table:table-cell table:formula="of:=[.B22]" office:value-type="float" office:value="0.000842" calcext:value-type="float">
            <text:p>0,000842</text:p>
          </table:table-cell>
          <table:table-cell table:formula="of:=[.B23]" office:value-type="float" office:value="2.300956" calcext:value-type="float">
            <text:p>2,30095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507554" calcext:value-type="float">
            <text:p>2,507554</text:p>
          </table:table-cell>
          <table:table-cell/>
          <table:table-cell table:formula="of:=[.B25]" office:value-type="float" office:value="2.563923" calcext:value-type="float">
            <text:p>2,563923</text:p>
          </table:table-cell>
          <table:table-cell table:formula="of:=[.B26]" office:value-type="float" office:value="0.000666" calcext:value-type="float">
            <text:p>0,000666</text:p>
          </table:table-cell>
          <table:table-cell table:formula="of:=[.B27]" office:value-type="float" office:value="2.564604" calcext:value-type="float">
            <text:p>2,564604</text:p>
          </table:table-cell>
        </table:table-row>
        <table:table-row table:style-name="ro1">
          <table:table-cell table:number-columns-repeated="3"/>
          <table:table-cell table:formula="of:=[.B29]" office:value-type="float" office:value="2.150819" calcext:value-type="float">
            <text:p>2,150819</text:p>
          </table:table-cell>
          <table:table-cell table:formula="of:=[.B30]" office:value-type="float" office:value="0.000721" calcext:value-type="float">
            <text:p>0,000721</text:p>
          </table:table-cell>
          <table:table-cell table:formula="of:=[.B31]" office:value-type="float" office:value="2.151556" calcext:value-type="float">
            <text:p>2,15155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062122" calcext:value-type="float">
            <text:p>2,062122</text:p>
          </table:table-cell>
          <table:table-cell/>
          <table:table-cell table:formula="of:=[.B33]" office:value-type="float" office:value="2.370545" calcext:value-type="float">
            <text:p>2,370545</text:p>
          </table:table-cell>
          <table:table-cell table:formula="of:=[.B34]" office:value-type="float" office:value="0.000713" calcext:value-type="float">
            <text:p>0,000713</text:p>
          </table:table-cell>
          <table:table-cell table:formula="of:=[.B35]" office:value-type="float" office:value="2.371272" calcext:value-type="float">
            <text:p>2,37127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69" calcext:value-type="float">
            <text:p>0,000869</text:p>
          </table:table-cell>
          <table:table-cell/>
          <table:table-cell table:formula="of:=[.B37]" office:value-type="float" office:value="1.733631" calcext:value-type="float">
            <text:p>1,733631</text:p>
          </table:table-cell>
          <table:table-cell table:formula="of:=[.B38]" office:value-type="float" office:value="0.000803" calcext:value-type="float">
            <text:p>0,000803</text:p>
          </table:table-cell>
          <table:table-cell table:formula="of:=[.B39]" office:value-type="float" office:value="1.734449" calcext:value-type="float">
            <text:p>1,73444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063006" calcext:value-type="float">
            <text:p>2,063006</text:p>
          </table:table-cell>
          <table:table-cell/>
          <table:table-cell table:formula="of:=[.B41]" office:value-type="float" office:value="2.441652" calcext:value-type="float">
            <text:p>2,441652</text:p>
          </table:table-cell>
          <table:table-cell table:formula="of:=[.B42]" office:value-type="float" office:value="0.000761" calcext:value-type="float">
            <text:p>0,000761</text:p>
          </table:table-cell>
          <table:table-cell table:formula="of:=[.B43]" office:value-type="float" office:value="2.442427" calcext:value-type="float">
            <text:p>2,4424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36794" calcext:value-type="float">
            <text:p>2,336794</text:p>
          </table:table-cell>
          <table:table-cell/>
          <table:table-cell table:formula="of:=SMALL([.D$1:.D$11];1)" office:value-type="float" office:value="1.733631" calcext:value-type="float">
            <text:p>1,733631</text:p>
          </table:table-cell>
          <table:table-cell table:formula="of:=SMALL([.E$1:.E$11];1)" office:value-type="float" office:value="0.000666" calcext:value-type="float">
            <text:p>0,000666</text:p>
          </table:table-cell>
          <table:table-cell table:formula="of:=SMALL([.F$1:.F$11];1)" office:value-type="float" office:value="1.734449" calcext:value-type="float">
            <text:p>1,73444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1816" calcext:value-type="float">
            <text:p>0,001816</text:p>
          </table:table-cell>
          <table:table-cell/>
          <table:table-cell table:formula="of:=SMALL([.D$1:.D$11];2)" office:value-type="float" office:value="2.062122" calcext:value-type="float">
            <text:p>2,062122</text:p>
          </table:table-cell>
          <table:table-cell table:formula="of:=SMALL([.E$1:.E$11];2)" office:value-type="float" office:value="0.000692" calcext:value-type="float">
            <text:p>0,000692</text:p>
          </table:table-cell>
          <table:table-cell table:formula="of:=SMALL([.F$1:.F$11];2)" office:value-type="float" office:value="2.063006" calcext:value-type="float">
            <text:p>2,06300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38625" calcext:value-type="float">
            <text:p>2,338625</text:p>
          </table:table-cell>
          <table:table-cell/>
          <table:table-cell table:formula="of:=SMALL([.D$1:.D$11];3)" office:value-type="float" office:value="2.150819" calcext:value-type="float">
            <text:p>2,150819</text:p>
          </table:table-cell>
          <table:table-cell table:formula="of:=SMALL([.E$1:.E$11];3)" office:value-type="float" office:value="0.000713" calcext:value-type="float">
            <text:p>0,000713</text:p>
          </table:table-cell>
          <table:table-cell table:formula="of:=SMALL([.F$1:.F$11];3)" office:value-type="float" office:value="2.151556" calcext:value-type="float">
            <text:p>2,151556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2.300101" calcext:value-type="float">
            <text:p>2,300101</text:p>
          </table:table-cell>
          <table:table-cell table:formula="of:=SMALL([.E$1:.E$11];4)" office:value-type="float" office:value="0.000721" calcext:value-type="float">
            <text:p>0,000721</text:p>
          </table:table-cell>
          <table:table-cell table:formula="of:=SMALL([.F$1:.F$11];4)" office:value-type="float" office:value="2.300956" calcext:value-type="float">
            <text:p>2,30095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65179" calcext:value-type="float">
            <text:p>2,365179</text:p>
          </table:table-cell>
          <table:table-cell/>
          <table:table-cell table:formula="of:=SMALL([.D$1:.D$11];5)" office:value-type="float" office:value="2.336794" calcext:value-type="float">
            <text:p>2,336794</text:p>
          </table:table-cell>
          <table:table-cell table:formula="of:=SMALL([.E$1:.E$11];5)" office:value-type="float" office:value="0.000761" calcext:value-type="float">
            <text:p>0,000761</text:p>
          </table:table-cell>
          <table:table-cell table:formula="of:=SMALL([.F$1:.F$11];5)" office:value-type="float" office:value="2.338625" calcext:value-type="float">
            <text:p>2,33862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92" calcext:value-type="float">
            <text:p>0,000692</text:p>
          </table:table-cell>
          <table:table-cell/>
          <table:table-cell table:formula="of:=AVERAGE([.D13:.D17])" office:value-type="float" office:value="2.1166934" calcext:value-type="float">
            <text:p>2,1166934</text:p>
          </table:table-cell>
          <table:table-cell table:formula="of:=AVERAGE([.E13:.E17])" office:value-type="float" office:value="0.0007106" calcext:value-type="float">
            <text:p>0,0007106</text:p>
          </table:table-cell>
          <table:table-cell table:formula="of:=AVERAGE([.F13:.F17])" office:value-type="float" office:value="2.1177184" calcext:value-type="float">
            <text:p>2,11771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65885" calcext:value-type="float">
            <text:p>2,36588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00101" calcext:value-type="float">
            <text:p>2,300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42" calcext:value-type="float">
            <text:p>0,00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00956" calcext:value-type="float">
            <text:p>2,3009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563923" calcext:value-type="float">
            <text:p>2,563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66" calcext:value-type="float">
            <text:p>0,000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564604" calcext:value-type="float">
            <text:p>2,56460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150819" calcext:value-type="float">
            <text:p>2,150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21" calcext:value-type="float">
            <text:p>0,000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151556" calcext:value-type="float">
            <text:p>2,1515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70545" calcext:value-type="float">
            <text:p>2,370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13" calcext:value-type="float">
            <text:p>0,00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71272" calcext:value-type="float">
            <text:p>2,37127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.733631" calcext:value-type="float">
            <text:p>1,733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03" calcext:value-type="float">
            <text:p>0,000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734449" calcext:value-type="float">
            <text:p>1,7344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441652" calcext:value-type="float">
            <text:p>2,441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761" calcext:value-type="float">
            <text:p>0,000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442427" calcext:value-type="float">
            <text:p>2,44242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44417" calcext:value-type="float">
            <text:p>2,44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889" calcext:value-type="float">
            <text:p>0,000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445075" calcext:value-type="float">
            <text:p>2,4450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18363" calcext:value-type="float">
            <text:p>2,318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692" calcext:value-type="float">
            <text:p>0,000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19068" calcext:value-type="float">
            <text:p>2,31906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283906" calcext:value-type="float">
            <text:p>2,283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4727" calcext:value-type="float">
            <text:p>0,004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288646" calcext:value-type="float">
            <text:p>2,2886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2.39108" calcext:value-type="float">
            <text:p>2,39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582" calcext:value-type="float">
            <text:p>0,000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.391675" calcext:value-type="float">
            <text:p>2,391675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2.30491764285714" calcext:value-type="float">
            <text:p>2,30491764285714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1125" calcext:value-type="float">
            <text:p>0,001125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2.306057" calcext:value-type="float">
            <text:p>2,3060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7:25.0200820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7:31.111429500</dc:date>
    <meta:editing-duration>PT21M59S</meta:editing-duration>
    <meta:editing-cycles>25</meta:editing-cycles>
    <meta:generator>LibreOffice/6.2.5.2$Linux_X86_64 LibreOffice_project/20$Build-2</meta:generator>
    <meta:document-statistic meta:table-count="1" meta:cell-count="144" meta:object-count="0"/>
  </office:meta>
</office:document-meta>
</file>